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ILLOGAS MASGO, NER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14091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784463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ILLOGAS MASGO, NER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14091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5 730 18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VILLOGAS MASG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8/2021</text:p>
          </table:table-cell>
          <table:table-cell table:style-name="Tabla2.A3" office:value-type="string">
            <text:p text:style-name="P22">53754</text:p>
          </table:table-cell>
          <table:table-cell table:style-name="Tabla2.D3" office:value-type="string">
            <text:p text:style-name="P23">1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3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00:01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